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2"/>
      <text:p text:style-name="P5"/>
      <text:p text:style-name="P2"><text:tab/><text:a xlink:type="simple" xlink:href="http://www.flightmemory.com/signin/?go=flugdaten_neu;r=121146">http://www.flightmemory.com/signin/?go=flugdaten_neu;r=121146</text:a> </text:p>
      <text:p text:style-name="P2"/>
      <text:p text:style-name="P2"><text:tab/><text:a xlink:type="simple" xlink:href="http://flightdiary.net/a_mc/flights">http://flightdiary.net/a_mc/flights</text:a> </text:p>
      <text:p text:style-name="P2"/>
      <text:p text:style-name="P2"><text:tab/><text:a xlink:type="simple" xlink:href="https://flightaware.com/">https://flightaware.com/</text:a> </text:p>
      <text:p text:style-name="P2"/>
      <text:p text:style-name="P2"/>
      <text:p text:style-name="P2"/>
      <text:p text:style-name="P2"><text:tab/><text:span text:style-name="T7">NEXT TASKS:</text:span> </text:p>
      <text:p text:style-name="P2"/>
      <text:list xml:id="list7896459732027365311" text:style-name="L1">
        <text:list-item>
          <text:p text:style-name="P9">Make it compulsory to select a radio button in #flight-form</text:p>
        </text:list-item>
      </text:list>
      <text:p text:style-name="P2"/>
      <text:list xml:id="list33742198" text:continue-numbering="true" text:style-name="L1">
        <text:list-item>
          <text:p text:style-name="P9">Discover how that label from the #flight-form appears and change it into something else (so it will not ruin your programme anymore)</text:p>
        </text:list-item>
      </text:list>
      <text:p text:style-name="P2"/>
      <text:list xml:id="list33744717" text:continue-numbering="true" text:style-name="L1">
        <text:list-item>
          <text:p text:style-name="P9">Make a form validation for the Sign In and Sign Up -&gt; check the validity of the mail, of the password, if repeat password is the same as password etc.</text:p>
        </text:list-item>
      </text:list>
      <text:p text:style-name="P2"/>
      <text:list xml:id="list33736176" text:continue-numbering="true" text:style-name="L1">
        <text:list-item>
          <text:p text:style-name="P9">Make the stars from the Rating.html glow when you click them</text:p>
        </text:list-item>
      </text:list>
      <text:p text:style-name="P2"/>
      <text:p text:style-name="P2"/>
      <text:p text:style-name="P3"/>
      <text:p text:style-name="P1">JAVASCRIPT</text:p>
      <text:p text:style-name="P3"/>
      <text:p text:style-name="P4"/>
      <text:p text:style-name="P3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2"/>
      <text:p text:style-name="P3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2"/>
      <text:p text:style-name="P2"/>
      <text:list xml:id="list1043753716974443400" text:style-name="L2">
        <text:list-item>
          <text:p text:style-name="P10">When delete a flight, make the entire row dissapear from the table</text:p>
        </text:list-item>
      </text:list>
      <text:p text:style-name="P3"/>
      <text:list xml:id="list5519227999232906468" text:style-name="L3">
        <text:list-item>
          <text:p text:style-name="P13">For the Sign In section, make somesort of form validation with the strength of the password and the email validity </text:p>
          <text:p text:style-name="P13"/>
          <text:p text:style-name="P17"><text:span text:style-name="T4">-&gt; the message that appears should be </text:span><text:span text:style-name="T6">"The password or email is incorrect"</text:span></text:p>
        </text:list-item>
      </text:list>
      <text:p text:style-name="P3"/>
      <text:list xml:id="list33759555" text:continue-numbering="true" text:style-name="L3">
        <text:list-item>
          <text:p text:style-name="P13">Go to the Sign Up section if you do not have an account </text:p>
        </text:list-item>
      </text:list>
      <text:p text:style-name="P2"/>
      <text:p text:style-name="P2"><text:tab/>-&gt; "Sign Up" must also have .toggle()</text:p>
      <text:p text:style-name="P3"/>
      <text:list xml:id="list1229983808393456572" text:style-name="L4">
        <text:list-item>
          <text:p text:style-name="P14">Error message</text:p>
        </text:list-item>
      </text:list>
      <text:p text:style-name="P2"/>
      <text:p text:style-name="P2"><text:tab/>- the error message that apears is a &lt;label&gt;, change it into something else</text:p>
      <text:p text:style-name="P2"/>
      <text:list xml:id="list33760913" text:continue-list="list1043753716974443400" text:style-name="L2">
        <text:list-item>
          <text:p text:style-name="P15">What do you do when the flight is saved successfully?</text:p>
        </text:list-item>
      </text:list>
      <text:p text:style-name="P3"/>
      <text:list xml:id="list9060153151077870747" text:style-name="L5">
        <text:list-item>
          <text:list>
            <text:list-item>
              <text:p text:style-name="P18"><text:soft-page-break/><text:span text:style-name="T5">You should receive a message with </text:span><text:span text:style-name="T4">"Your flight was saved successfully"</text:span></text:p>
            </text:list-item>
          </text:list>
        </text:list-item>
      </text:list>
      <text:p text:style-name="P2"/>
      <text:list xml:id="list33757719" text:continue-numbering="true" text:style-name="L5">
        <text:list-item>
          <text:list>
            <text:list-item>
              <text:p text:style-name="P16"><text:span text:style-name="T3">you should be able to go to the </text:span>Rating.html<text:span text:style-name="T3"> page when you click the NEXT button (this will appear when the form is saved and everything is completed)</text:span></text:p>
            </text:list-item>
          </text:list>
        </text:list-item>
      </text:list>
      <text:p text:style-name="P2"/>
      <text:list xml:id="list33757614" text:continue-numbering="true" text:style-name="L5">
        <text:list-item>
          <text:list>
            <text:list-item>
              <text:p text:style-name="P11">If not everything is completed, you should not be able to pass to the next page, it should highlight where information is missing. You should receive an <text:span text:style-name="T7">ERROR</text:span></text:p>
            </text:list-item>
          </text:list>
        </text:list-item>
      </text:list>
      <text:p text:style-name="P2"/>
      <text:p text:style-name="P2"/>
      <text:p text:style-name="P2"/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41M58S</meta:editing-duration>
    <meta:editing-cycles>220</meta:editing-cycles>
    <meta:generator>OpenOffice/4.0.1$Win32 OpenOffice.org_project/401m5$Build-9714</meta:generator>
    <dc:date>2016-12-03T13:57:28.73</dc:date>
    <dc:creator>Vlad Mocanu</dc:creator>
    <meta:document-statistic meta:table-count="0" meta:image-count="0" meta:object-count="0" meta:page-count="2" meta:paragraph-count="41" meta:word-count="289" meta:character-count="1923"/>
    <meta:user-defined meta:name="Info 1"/>
    <meta:user-defined meta:name="Info 2"/>
    <meta:user-defined meta:name="Info 3"/>
    <meta:user-defined meta:name="Info 4"/>
  </office:meta>
</office:document-meta>
</file>